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1900CC02B2ED7BCAE16.jpg" manifest:media-type="image/jpeg"/>
  <manifest:file-entry manifest:full-path="Pictures/10000201000005F10000016F27937D3985D3C9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Fira Sans ExtraBold" svg:font-family="'Fira Sans ExtraBold'" style:font-family-generic="swiss" style:font-pitch="variable"/>
    <style:font-face style:name="Fira Sans ExtraLight" svg:font-family="'Fira Sans Extra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Fira Sans ExtraBold" svg:font-family="'Fira Sans ExtraBold'" style:font-family-generic="swiss" style:font-pitch="variable"/>
    <style:font-face style:name="Fira Sans ExtraLight" svg:font-family="'Fira Sans Extra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ira Sans" fo:font-family="'Fira Sans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Fira Sans" fo:font-family="'Fira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Fira Sans" fo:font-family="'Fira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ira Sans Book" fo:font-family="'Fira Sans Book'" style:font-family-generic="swiss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  <style:text-properties style:font-name="Fira Sans ExtraLight"/>
    </style:style>
    <style:style style:name="MP7" style:family="paragraph">
      <loext:graphic-properties draw:fill="none" draw:fill-color="#ffffff"/>
      <style:paragraph-properties fo:text-align="end"/>
      <style:text-properties style:font-name="Fira Sans ExtraLight"/>
    </style:style>
    <style:style style:name="MT1" style:family="text">
      <style:text-properties style:font-name="Fira Sans ExtraLight"/>
    </style:style>
    <style:style style:name="MT2" style:family="text">
      <style:text-properties style:font-name="Fira Sans Extra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6.904cm" svg:height="1.665cm" svg:x="1.224cm" svg:y="18.909cm">
        <draw:image xlink:href="Pictures/10000201000005F10000016F27937D3985D3C9CD.png" xlink:type="simple" xlink:show="embed" xlink:actuate="onLoad">
          <text:p/>
        </draw:image>
      </draw:frame>
      <draw:frame draw:style-name="Mgr3" draw:text-style-name="MP5" draw:layer="backgroundobjects" svg:width="1.778cm" svg:height="1.778cm" svg:x="24.892cm" svg:y="18.796cm">
        <draw:image xlink:href="Pictures/1000000000000190000001900CC02B2ED7BCAE16.jpg" xlink:type="simple" xlink:show="embed" xlink:actuate="onLoad">
          <text:p/>
        </draw:image>
      </draw:frame>
      <draw:frame draw:style-name="Mgr4" draw:text-style-name="MP7" draw:layer="backgroundobjects" svg:width="5.842cm" svg:height="1.767cm" svg:x="19.304cm" svg:y="19.05cm">
        <draw:text-box>
          <text:p text:style-name="MP6"><text:span text:style-name="MT1">Liberate </text:span><text:span text:style-name="MT2">Science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6:05:30.393702567</meta:creation-date>
    <dc:date>2017-10-18T16:57:40.002160510</dc:date>
    <meta:editing-duration>PT1M32S</meta:editing-duration>
    <meta:editing-cycles>2</meta:editing-cycles>
    <meta:generator>LibreOffice/5.3.6.1$Linux_X86_64 LibreOffice_project/30$Build-1</meta:generator>
    <meta:document-statistic meta:object-count="25"/>
  </office:meta>
</office:document-meta>
</file>